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master-page-name="Standard">
      <style:paragraph-properties fo:margin-top="0in" fo:margin-bottom="0in" loext:contextual-spacing="false" style:page-number="1"/>
    </style:style>
    <style:style style:name="T1" style:family="text">
      <style:text-properties fo:font-size="14pt" fo:font-weight="bold" style:font-size-asian="14pt" style:font-weight-asian="bold" style:font-size-complex="14pt"/>
    </style:style>
    <style:style style:name="T2" style:family="text">
      <style:text-properties fo:color="#ff0000"/>
    </style:style>
    <style:style style:name="T3" style:family="text">
      <style:text-properties style:text-underline-style="solid" style:text-underline-width="auto" style:text-underline-color="font-color"/>
    </style:style>
    <style:style style:name="T4" style:family="text">
      <style:text-properties fo:color="#00ff00" fo:font-size="14pt" fo:font-weight="bold" style:font-size-asian="14pt" style:font-weight-asian="bold" style:font-size-complex="14pt"/>
    </style:style>
    <style:style style:name="T5" style:family="text">
      <style:text-properties fo:font-weight="bold" style:font-weight-asian="bold"/>
    </style:style>
    <style:style style:name="T6" style:family="text">
      <style:text-properties fo:color="#ffd966" fo:font-size="14pt" fo:font-weight="bold" style:font-size-asian="14pt" style:font-weight-asian="bold" style:font-size-complex="14pt"/>
    </style:style>
    <style:style style:name="T7" style:family="text">
      <style:text-properties fo:color="#4a86e8"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Javaのフレームワーク</text:span></text:p>
      <text:p text:style-name="P1"/>
      <text:p text:style-name="P1"><text:span text:style-name="T2">※</text:span><text:span text:style-name="T3">Javaにおけるフレームワーク</text:span></text:p>
      <text:p text:style-name="P1">他言語とくらべて、Javaのフレームワークは非常に多い！</text:p>
      <text:p text:style-name="P1">他言語であれば、利用するフレームワークは一つだけでOKとなることも少なくないが、Javaの場合は複数のフレームワークを活用する場合が多い。</text:p>
      <text:p text:style-name="P1">そのぶん、それぞれの分野に特化したフレームワークを柔軟に選択し、最適な構成で開発を行うことができる。</text:p>
      <text:p text:style-name="P1"/>
      <text:p text:style-name="P1">興味のあるもの①</text:p>
      <text:p text:style-name="P1"><text:span text:style-name="T4">Spring　Framework</text:span></text:p>
      <text:p text:style-name="P1"/>
      <text:p text:style-name="P1"><text:span text:style-name="T5">興味を持った理由</text:span>：現状世界規模で一番使われているフレームワークだから。</text:p>
      <text:p text:style-name="P1"/>
      <text:p text:style-name="P1"><text:span text:style-name="T5">特徴</text:span>：WEBアプリ開発に使われている「WEBフレームワーク」と呼ばれるものの一つ。</text:p>
      <text:p text:style-name="P1"/>
      <text:p text:style-name="P1"><text:span text:style-name="T3">Dependency　Injection（依存性の注入）</text:span></text:p>
      <text:p text:style-name="P1">従来Javaを使ったアプリ開発は大規模なものが多く、途中の修正や変更が入った場合に、多大な時間を費やす必要があったが、Spring　Frameworkでは、依存性のあるプログラムは外部から取り入れるようになっており、プログラム一つ一つを独立させやすいものになります。そのため、修正や変更の際に大きな集合体を見直すのではなく、個別のプログラムを一個ずつ確認することができ、開発が楽になる。</text:p>
      <text:p text:style-name="P1"/>
      <text:p text:style-name="P1"><text:span text:style-name="T3">Spring MVC Test</text:span></text:p>
      <text:p text:style-name="P1">従来であれば、動作テストをする際には一通り全行程でのテストを行わざるを得ない、連携したシステム構造をしていましたが、Spring Frameworkであれば、単体での動作テストが可能になり、早い段階からのテストや、こまめなテストが可能になり、バグの早期発見と混入を防ぎやすくなりました。</text:p>
      <text:p text:style-name="P1"/>
      <text:p text:style-name="P1"><text:span text:style-name="T3">拡張性の高さ</text:span></text:p>
      <text:p text:style-name="P1">依存性のあるプログラムは外部から…と書いたとおり、よく使う、必要な機能は外部から使うことができ、その追加も用意である。</text:p>
      <text:p text:style-name="P1">一度作成したロジックを他システムで再利用しやすくもなる。</text:p>
      <text:p text:style-name="P1"/>
      <text:p text:style-name="P1"><text:span text:style-name="T5">Spring Frameworkが作成に向いているといえるもの</text:span></text:p>
      <text:p text:style-name="P1"><text:soft-page-break/><text:span text:style-name="T3">WEBシステム</text:span></text:p>
      <text:p text:style-name="P1">大規模な開発になる場合が多く、開発にかかる時間を要するため、仕様変更などに柔軟に対応できる拡張性を備えたSpring Frameworkは向いていると言える。</text:p>
      <text:p text:style-name="P1"/>
      <text:p text:style-name="P1"><text:span text:style-name="T3">WEBサービス</text:span></text:p>
      <text:p text:style-name="P1">顧客が増えるに連れて規模が大きくなるWEBサービスでは、素早く、臨機応変に開発を行っていく必要があり、柔軟に対応できる機能を備えているSpring Frameworkは向いているといえる。</text:p>
      <text:p text:style-name="P1"/>
      <text:p text:style-name="P1"/>
      <text:p text:style-name="P1">興味のあるもの②</text:p>
      <text:p text:style-name="P1"><text:span text:style-name="T6">Spark Framework</text:span></text:p>
      <text:p text:style-name="P1"/>
      <text:p text:style-name="P1"><text:span text:style-name="T5">興味を持った理由</text:span>：殆どのフレームワークが大規模な開発を得意としている中で、中規模～小規模なものを得意としているフレームワークだというところに興味を持った。</text:p>
      <text:p text:style-name="P1"/>
      <text:p text:style-name="P1"><text:span text:style-name="T5">特徴</text:span>：あらゆる開発に対応できるとは限らないが、軽量かつ迅速な開発が可能なフレームワークである、マイクロフレームワークと呼ばれるものの一つ。</text:p>
      <text:p text:style-name="P1">GitHubの統計では、それらの中で一番人気が高いものがこれ。</text:p>
      <text:p text:style-name="P1"/>
      <text:p text:style-name="P1">簡単かつシンプルに１MB以下のアプリケーションを開発することを目的としてスリム化されたフレームワークがこのSpark Framework。</text:p>
      <text:p text:style-name="P1">アプリケーション設計の際に扱うテンプレートエンジンを、ユーザーが自由に決めることができるため、プロジェクトに最適な選択肢を選ぶことができ、必要とするメモリ量が少ないソリューションを提供するするのも利点。</text:p>
      <text:p text:style-name="P1"/>
      <text:p text:style-name="P1">ただし、その代償として、機能性、拡張性などは犠牲になっている。同じマイクロフレームワークと分類されるものと比べると、便利な機能が乏しい。</text:p>
      <text:p text:style-name="P1">そのため、規模の大きいものを作ろうとする場合は非常に厳しいものとなる。</text:p>
      <text:p text:style-name="P1">何にせよ、小規模な開発に特化しているといえる。</text:p>
      <text:p text:style-name="P1"/>
      <text:p text:style-name="P1"><text:span text:style-name="T5">Spark Frameworkが作成に向いているといえるもの</text:span></text:p>
      <text:p text:style-name="P1"><text:span text:style-name="T3">WEBアプリケーション</text:span></text:p>
      <text:p text:style-name="P1">軽量、シンプル、簡単を目指しているとおり、小～中規模の作成には非常に適しており、楽に作れる。</text:p>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興味のあるもの③<text:span text:style-name="T7">Play Framework</text:span></text:p>
      <text:p text:style-name="P1"/>
      <text:p text:style-name="P1"><text:span text:style-name="T5">興味を持った理由</text:span>：Javaのフレームワークでありながら、RubyのフレームワークであるRuby on Railsからインスパイアしたものであり、Javaと親和性の高いScalaという言語でも扱えるという特異性に興味を持った。</text:p>
      <text:p text:style-name="P1"/>
      <text:p text:style-name="P1"><text:span text:style-name="T5">特徴</text:span>：Rubyフレームワークから引き継いだ特徴、Servlet、JSPを使わないことから「今までのJava EEの<text:span text:style-name="T3">常識を捨てたフレームワーク</text:span>」と言われている。</text:p>
      <text:p text:style-name="P1"/>
      <text:p text:style-name="P1"><text:soft-page-break/>Play Frameworkは生産性を重視したフレームワークであり、CPUやメモリへの負担が非常に小さく<text:span text:style-name="T5">少ないリソースで動作</text:span>させることができる。これは何度も動作確認が必要になるアプリ開発においては非常に大きな利点であり、それだけ無駄がなく速いということにもなる。<text:span text:style-name="T3">Javaのメリットである堅牢性や高速な動作を最大限活かせるもの</text:span>となっている。</text:p>
      <text:p text:style-name="P1"/>
      <text:p text:style-name="P1">拡張性も高く、近代的なフレームワークと言われるほどである。</text:p>
      <text:p text:style-name="P1">他言語であるSass、Coffeeスクリプト、Scalaのネイティブ対応、リアルタイム通信やテストに関するものなど、幅広く対応していることは大きな強みである。</text:p>
      <text:p text:style-name="P1"/>
      <text:p text:style-name="P1"><text:span text:style-name="T5">Play Frameworkが作成に向いているといえるもの</text:span></text:p>
      <text:p text:style-name="P1"><text:span text:style-name="T3">WEBシステム</text:span></text:p>
      <text:p text:style-name="P1"><text:span text:style-name="T3">WEBサービス</text:span></text:p>
      <text:p text:style-name="P1">高速動作を利点としているため、スピードのある開発を求められるこれらには生産性の高さ、高速開発は何よりのメリットになる。</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44" meta:word-count="1856" meta:character-count="2140" meta:non-whitespace-character-count="2122"/>
    <meta:generator>LibreOfficeDev/5.1.0.3$Linux_X86_64 LibreOffice_project/</meta:generator>
  </office:meta>
</office:document-meta>
</file>